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1499849925578795596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6609776175682155040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1 or 9:15/mile and warmed down with 3/8 mile of walking and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2T07:55:27.32</dc:date>
    <dc:creator>James Lombardi</dc:creator>
    <meta:editing-duration>PT15H2M46S</meta:editing-duration>
    <meta:editing-cycles>97</meta:editing-cycles>
    <meta:document-statistic meta:table-count="0" meta:image-count="0" meta:object-count="0" meta:page-count="9" meta:paragraph-count="260" meta:word-count="3320" meta:character-count="16337"/>
  </office:meta>
</office:document-meta>
</file>